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ONICA CABELL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ASTRO CACERES LUIS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1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STRO CACERES LUIS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URIARTE VASQUEZ, NERI FRANCIS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4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17727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30T23:54:0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